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7f5" officeooo:paragraph-rsid="001f8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gistered ?</text:p>
      <text:p text:style-name="P1">1. sign up</text:p>
      <text:p text:style-name="P1">2. log in</text:p>
      <text:p text:style-name="P1"/>
      <text:p text:style-name="P1">valid user?</text:p>
      <text:p text:style-name="P1"/>
      <text:p text:style-name="P1">1.log in and enter the desired data and time slot of appointment</text:p>
      <text:p text:style-name="P1"/>
      <text:p text:style-name="P1"/>
      <text:p text:style-name="P1">admin verifies if the user desired slot is free ?</text:p>
      <text:p text:style-name="P1"/>
      <text:p text:style-name="P1">1. book the slot</text:p>
      <text:p text:style-name="P1"/>
      <text:p text:style-name="P1">2. offer the nearest time slots to the requesting user</text:p>
      <text:p text:style-name="P1"/>
      <text:p text:style-name="P1">is the offered slots acceptable for the user?</text:p>
      <text:p text:style-name="P1"/>
      <text:p text:style-name="P1">1. book the slot</text:p>
      <text:p text:style-name="P1"/>
      <text:p text:style-name="P1">2.reject the offer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2:05:07.276048508</meta:creation-date>
    <dc:date>2019-09-09T22:12:16.391819413</dc:date>
    <meta:editing-duration>PT7M14S</meta:editing-duration>
    <meta:editing-cycles>1</meta:editing-cycles>
    <meta:document-statistic meta:table-count="0" meta:image-count="0" meta:object-count="0" meta:page-count="1" meta:paragraph-count="11" meta:word-count="62" meta:character-count="310" meta:non-whitespace-character-count="258"/>
    <meta:generator>LibreOffice/6.0.7.3$Linux_X86_64 LibreOffice_project/00m0$Build-3</meta:generator>
  </office:meta>
</office:document-meta>
</file>